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0d429b" officeooo:paragraph-rsid="000d429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0ef7ee" officeooo:paragraph-rsid="000ef7e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Ubuntu" fo:font-size="12pt" fo:font-style="normal" style:text-underline-style="none" fo:font-weight="normal" officeooo:rsid="001610e1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Ubuntu" fo:font-size="12pt" fo:font-style="normal" style:text-underline-style="none" fo:font-weight="normal" officeooo:rsid="002538c6" officeooo:paragraph-rsid="002538c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Ubuntu" fo:font-size="12pt" fo:font-style="normal" style:text-underline-style="none" fo:font-weight="normal" officeooo:rsid="002668fe" officeooo:paragraph-rsid="002668f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04717" officeooo:paragraph-rsid="0010471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" fo:font-size="12pt" fo:font-style="normal" style:text-underline-style="none" fo:font-weight="normal" officeooo:rsid="0027b400" officeooo:paragraph-rsid="0027b40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" fo:font-size="12pt" fo:font-style="normal" style:text-underline-style="none" fo:font-weight="normal" officeooo:rsid="0029cd15" officeooo:paragraph-rsid="0029cd1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" fo:font-size="12pt" fo:font-style="normal" style:text-underline-style="none" fo:font-weight="normal" officeooo:rsid="002c3cb8" officeooo:paragraph-rsid="002c3cb8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" fo:font-size="12pt" fo:font-style="normal" style:text-underline-style="none" fo:font-weight="normal" officeooo:rsid="002c3cb8" officeooo:paragraph-rsid="002e2a9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" fo:font-size="12pt" fo:font-style="normal" style:text-underline-style="none" fo:font-weight="normal" officeooo:rsid="002ffee1" officeooo:paragraph-rsid="002ffee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Ubuntu" fo:font-size="12pt" fo:font-style="normal" style:text-underline-style="none" fo:font-weight="normal" officeooo:rsid="003090d8" officeooo:paragraph-rsid="003090d8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Ubuntu" fo:font-size="12pt" fo:font-style="normal" style:text-underline-style="none" fo:font-weight="normal" officeooo:rsid="0032086f" officeooo:paragraph-rsid="0032086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Ubuntu" fo:font-size="12pt" fo:font-style="normal" style:text-underline-style="none" fo:font-weight="normal" officeooo:rsid="00346b97" officeooo:paragraph-rsid="00346b97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Ubuntu" fo:font-size="12pt" fo:font-style="normal" style:text-underline-style="none" fo:font-weight="normal" officeooo:rsid="00354d7e" officeooo:paragraph-rsid="00354d7e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Ubuntu" fo:font-size="12pt" fo:font-style="normal" style:text-underline-style="none" fo:font-weight="normal" officeooo:rsid="0036f276" officeooo:paragraph-rsid="0036f276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Ubuntu" fo:font-size="12pt" fo:font-style="normal" style:text-underline-style="none" fo:font-weight="normal" officeooo:rsid="0037f453" officeooo:paragraph-rsid="0037f453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Ubuntu" fo:font-size="12pt" fo:font-style="normal" style:text-underline-style="none" fo:font-weight="normal" officeooo:rsid="0038d7df" officeooo:paragraph-rsid="003ad24b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Ubuntu" fo:font-size="12pt" fo:font-style="normal" style:text-underline-style="none" fo:font-weight="normal" officeooo:rsid="003c1d76" officeooo:paragraph-rsid="003c1d76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Ubuntu" fo:font-size="12pt" fo:font-style="normal" style:text-underline-style="none" fo:font-weight="normal" officeooo:rsid="003d1457" officeooo:paragraph-rsid="003d1457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Ubuntu" fo:font-size="12pt" fo:font-style="normal" style:text-underline-style="none" fo:font-weight="normal" officeooo:rsid="003d96c8" officeooo:paragraph-rsid="003d96c8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Ubuntu" fo:font-size="12pt" fo:font-style="normal" style:text-underline-style="none" fo:font-weight="normal" officeooo:rsid="0040d974" officeooo:paragraph-rsid="0040d974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font-name="Ubuntu" fo:font-size="12pt" fo:font-style="normal" style:text-underline-style="none" fo:font-weight="normal" officeooo:rsid="0040ea0d" officeooo:paragraph-rsid="0040ea0d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Ubuntu" fo:font-size="12pt" fo:font-style="normal" style:text-underline-style="none" fo:font-weight="normal" officeooo:rsid="0042569d" officeooo:paragraph-rsid="0042569d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style:font-name="Ubuntu" fo:font-size="12pt" fo:font-style="normal" style:text-underline-style="none" fo:font-weight="normal" officeooo:rsid="00425d65" officeooo:paragraph-rsid="00425d65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font-name="Ubuntu" fo:font-size="12pt" fo:font-style="normal" style:text-underline-style="none" fo:font-weight="normal" officeooo:rsid="0046c6f8" officeooo:paragraph-rsid="0046c6f8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Ubuntu" fo:font-size="12pt" fo:font-style="normal" style:text-underline-style="none" fo:font-weight="normal" officeooo:rsid="0048565a" officeooo:paragraph-rsid="0048565a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Ubuntu" fo:font-size="12pt" fo:font-style="normal" style:text-underline-style="none" fo:font-weight="normal" officeooo:rsid="004ac301" officeooo:paragraph-rsid="004ac301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Ubuntu" fo:font-size="12pt" fo:font-style="normal" style:text-underline-style="none" fo:font-weight="normal" officeooo:rsid="004e2ab7" officeooo:paragraph-rsid="004e2ab7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Ubuntu" fo:font-size="12pt" fo:font-style="normal" style:text-underline-style="none" fo:font-weight="normal" officeooo:rsid="0050002f" officeooo:paragraph-rsid="0050002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style:font-name="Ubuntu" fo:font-size="12pt" fo:font-style="normal" style:text-underline-style="none" fo:font-weight="bold" officeooo:rsid="001fb54f" officeooo:paragraph-rsid="001fb54f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1dd36" officeooo:paragraph-rsid="0021dd36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text-properties style:font-name="Ubuntu" fo:font-size="12pt" fo:font-style="normal" style:text-underline-style="none" fo:font-weight="bold" officeooo:rsid="0023049d" officeooo:paragraph-rsid="0023049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538c6" officeooo:paragraph-rsid="002538c6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text-properties style:font-name="Ubuntu" fo:font-size="12pt" fo:font-style="normal" style:text-underline-style="none" fo:font-weight="bold" officeooo:rsid="00204177" officeooo:paragraph-rsid="00204177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text-properties style:font-name="Ubuntu" fo:font-size="12pt" fo:font-style="normal" style:text-underline-style="none" fo:font-weight="bold" officeooo:rsid="00275f97" officeooo:paragraph-rsid="00275f97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04717" officeooo:paragraph-rsid="00104717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27b82" officeooo:paragraph-rsid="00127b82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f1305" officeooo:paragraph-rsid="001f1305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1305" officeooo:paragraph-rsid="001f1305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9cd15" officeooo:paragraph-rsid="0029cd15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text-properties style:font-name="Ubuntu" fo:font-size="12pt" fo:font-style="normal" style:text-underline-style="none" fo:font-weight="bold" officeooo:rsid="003090d8" officeooo:paragraph-rsid="003090d8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3393c8" officeooo:paragraph-rsid="003393c8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text-properties style:font-name="Ubuntu" fo:font-size="12pt" fo:font-style="normal" style:text-underline-style="none" fo:font-weight="bold" officeooo:rsid="0036f276" officeooo:paragraph-rsid="0036f276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text-properties style:font-name="Ubuntu" fo:font-size="12pt" fo:font-style="normal" style:text-underline-style="none" fo:font-weight="bold" officeooo:rsid="0037f453" officeooo:paragraph-rsid="0037f453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3c1d76" officeooo:paragraph-rsid="003c1d76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text-properties style:font-name="Ubuntu" fo:font-size="12pt" fo:font-style="normal" style:text-underline-style="none" fo:font-weight="bold" officeooo:rsid="0040d974" officeooo:paragraph-rsid="0040d974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text-properties style:font-name="Ubuntu" fo:font-size="12pt" fo:font-style="normal" style:text-underline-style="none" fo:font-weight="bold" officeooo:rsid="0040ea0d" officeooo:paragraph-rsid="0040ea0d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425d65" officeooo:paragraph-rsid="00425d65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text-properties style:font-name="Ubuntu" fo:font-size="12pt" fo:font-style="italic" style:text-underline-style="none" fo:font-weight="normal" officeooo:rsid="002668fe" officeooo:paragraph-rsid="002668fe" style:font-size-asian="12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>
      <style:text-properties style:font-name="Ubuntu" fo:font-size="12pt" fo:font-style="italic" style:text-underline-style="none" fo:font-weight="normal" officeooo:rsid="002668fe" officeooo:paragraph-rsid="00275f97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font-name="Ubuntu" fo:font-size="22pt" style:text-underline-style="none" officeooo:rsid="0008779b" officeooo:paragraph-rsid="0008779b" style:font-size-asian="22pt" style:font-size-complex="22pt"/>
    </style:style>
    <style:style style:name="P86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87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89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90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92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93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94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fo:font-weight="normal" officeooo:rsid="00104717" officeooo:paragraph-rsid="00104717" style:font-size-asian="12pt" style:font-weight-asian="normal" style:font-size-complex="12pt" style:font-weight-complex="normal"/>
    </style:style>
    <style:style style:name="P95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10905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14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16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19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20b47a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1d4348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9342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22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23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24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25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26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27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28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29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30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31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32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32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36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33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34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35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37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38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39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40">
      <style:text-properties style:font-name="Ubuntu" fo:font-size="12pt" fo:font-style="normal" style:text-underline-style="none" fo:font-weight="normal" officeooo:rsid="002668fe" officeooo:paragraph-rsid="002668fe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41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42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43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44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45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 style:list-style-name="L49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46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 style:list-style-name="L47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48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49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 style:list-style-name="L50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51">
      <style:text-properties style:font-name="Ubuntu" fo:font-size="12pt" fo:font-style="normal" style:text-underline-style="none" fo:font-weight="normal" officeooo:rsid="0027b400" officeooo:paragraph-rsid="0027b400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 style:list-style-name="L52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 style:list-style-name="L54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 style:list-style-name="L53">
      <style:text-properties style:font-name="Ubuntu" fo:font-size="12pt" fo:font-style="normal" style:text-underline-style="none" fo:font-weight="normal" officeooo:rsid="002c3cb8" officeooo:paragraph-rsid="002e2a94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 style:list-style-name="L55">
      <style:text-properties style:font-name="Ubuntu" fo:font-size="12pt" fo:font-style="normal" style:text-underline-style="none" fo:font-weight="normal" officeooo:rsid="002ffee1" officeooo:paragraph-rsid="002ffee1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 style:list-style-name="L56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 style:list-style-name="L57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 style:list-style-name="L58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 style:list-style-name="L59">
      <style:text-properties style:font-name="Ubuntu" fo:font-size="12pt" fo:font-style="normal" style:text-underline-style="none" fo:font-weight="normal" officeooo:rsid="00346b97" officeooo:paragraph-rsid="00346b97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 style:list-style-name="L60">
      <style:text-properties style:font-name="Ubuntu" fo:font-size="12pt" fo:font-style="normal" style:text-underline-style="none" fo:font-weight="normal" officeooo:rsid="00354d7e" officeooo:paragraph-rsid="00354d7e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61">
      <style:text-properties style:font-name="Ubuntu" fo:font-size="12pt" fo:font-style="normal" style:text-underline-style="none" fo:font-weight="normal" officeooo:rsid="0036f276" officeooo:paragraph-rsid="0036f276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 style:list-style-name="L61">
      <style:text-properties style:font-name="Ubuntu" fo:font-size="12pt" fo:font-style="normal" style:text-underline-style="none" fo:font-weight="normal" officeooo:rsid="0037f453" officeooo:paragraph-rsid="0037f453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 style:list-style-name="L62">
      <style:text-properties style:font-name="Ubuntu" fo:font-size="12pt" fo:font-style="normal" style:text-underline-style="none" fo:font-weight="normal" officeooo:rsid="003ad24b" officeooo:paragraph-rsid="003ad24b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62">
      <style:text-properties style:font-name="Ubuntu" fo:font-size="12pt" fo:font-style="normal" style:text-underline-style="none" fo:font-weight="normal" officeooo:rsid="003c1d76" officeooo:paragraph-rsid="003c1d76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63">
      <style:text-properties style:font-name="Ubuntu" fo:font-size="12pt" fo:font-style="normal" style:text-underline-style="none" fo:font-weight="normal" officeooo:rsid="003d1457" officeooo:paragraph-rsid="003d1457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 style:list-style-name="L64">
      <style:text-properties style:font-name="Ubuntu" fo:font-size="12pt" fo:font-style="normal" style:text-underline-style="none" fo:font-weight="normal" officeooo:rsid="003d1457" officeooo:paragraph-rsid="003d1457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 style:list-style-name="L64">
      <style:text-properties style:font-name="Ubuntu" fo:font-size="12pt" fo:font-style="normal" style:text-underline-style="none" fo:font-weight="normal" officeooo:rsid="003d96c8" officeooo:paragraph-rsid="003d96c8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 style:list-style-name="L65">
      <style:text-properties style:font-name="Ubuntu" fo:font-size="12pt" fo:font-style="normal" style:text-underline-style="none" fo:font-weight="normal" officeooo:rsid="003f4e01" officeooo:paragraph-rsid="003f4e01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 style:list-style-name="L65">
      <style:text-properties style:font-name="Ubuntu" fo:font-size="12pt" fo:font-style="normal" style:text-underline-style="none" fo:font-weight="normal" officeooo:rsid="0040d974" officeooo:paragraph-rsid="0040d974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 style:list-style-name="L66">
      <style:text-properties style:font-name="Ubuntu" fo:font-size="12pt" fo:font-style="normal" style:text-underline-style="none" fo:font-weight="normal" officeooo:rsid="0040d974" officeooo:paragraph-rsid="0040d974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 style:list-style-name="L67">
      <style:text-properties style:font-name="Ubuntu" fo:font-size="12pt" fo:font-style="normal" style:text-underline-style="none" fo:font-weight="normal" officeooo:rsid="0040ea0d" officeooo:paragraph-rsid="0040ea0d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 style:list-style-name="L68">
      <style:text-properties style:font-name="Ubuntu" fo:font-size="12pt" fo:font-style="normal" style:text-underline-style="none" fo:font-weight="normal" officeooo:rsid="0042569d" officeooo:paragraph-rsid="0042569d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 style:list-style-name="L69">
      <style:text-properties style:font-name="Ubuntu" fo:font-size="12pt" fo:font-style="normal" style:text-underline-style="none" fo:font-weight="normal" officeooo:rsid="0046c6f8" officeooo:paragraph-rsid="0046c6f8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 style:list-style-name="L70">
      <style:text-properties style:font-name="Ubuntu" fo:font-size="12pt" fo:font-style="normal" style:text-underline-style="none" fo:font-weight="normal" officeooo:rsid="0046c6f8" officeooo:paragraph-rsid="0046c6f8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 style:list-style-name="L71">
      <style:text-properties style:font-name="Ubuntu" fo:font-size="12pt" fo:font-style="normal" style:text-underline-style="none" fo:font-weight="normal" officeooo:rsid="0046c6f8" officeooo:paragraph-rsid="0046c6f8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 style:list-style-name="L72">
      <style:text-properties style:font-name="Ubuntu" fo:font-size="12pt" fo:font-style="normal" style:text-underline-style="none" fo:font-weight="normal" officeooo:rsid="0047658c" officeooo:paragraph-rsid="0047658c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 style:list-style-name="L73">
      <style:text-properties style:font-name="Ubuntu" fo:font-size="12pt" fo:font-style="normal" style:text-underline-style="none" fo:font-weight="normal" officeooo:rsid="0048565a" officeooo:paragraph-rsid="0048565a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 style:list-style-name="L74">
      <style:text-properties style:font-name="Ubuntu" fo:font-size="12pt" fo:font-style="normal" style:text-underline-style="none" fo:font-weight="normal" officeooo:rsid="0048565a" officeooo:paragraph-rsid="0048565a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 style:list-style-name="L74">
      <style:text-properties style:font-name="Ubuntu" fo:font-size="12pt" fo:font-style="normal" style:text-underline-style="none" fo:font-weight="normal" officeooo:rsid="00497450" officeooo:paragraph-rsid="00497450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 style:list-style-name="L75">
      <style:text-properties style:font-name="Ubuntu" fo:font-size="12pt" fo:font-style="normal" style:text-underline-style="none" fo:font-weight="normal" officeooo:rsid="004ac301" officeooo:paragraph-rsid="004ac301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 style:list-style-name="L76">
      <style:text-properties style:font-name="Ubuntu" fo:font-size="12pt" fo:font-style="normal" style:text-underline-style="none" fo:font-weight="normal" officeooo:rsid="004e2ab7" officeooo:paragraph-rsid="004e2ab7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 style:list-style-name="L77">
      <style:text-properties style:font-name="Ubuntu" fo:font-size="12pt" fo:font-style="normal" style:text-underline-style="none" fo:font-weight="normal" officeooo:rsid="004e2ab7" officeooo:paragraph-rsid="004e2ab7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 style:list-style-name="L78">
      <style:text-properties style:font-name="Ubuntu" fo:font-size="12pt" fo:font-style="normal" style:text-underline-style="none" fo:font-weight="normal" officeooo:rsid="0050002f" officeooo:paragraph-rsid="0050002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style:font-name="Ubuntu" fo:font-size="12pt" fo:font-style="normal" style:text-underline-style="none" fo:font-weight="normal" officeooo:rsid="0050002f" officeooo:paragraph-rsid="0050002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571a62" officeooo:paragraph-rsid="00571a62" style:font-size-asian="12pt" style:font-style-asian="normal" style:font-weight-asian="bold" style:font-size-complex="12pt" style:font-style-complex="normal" style:font-weight-complex="bold"/>
    </style:style>
    <style:style style:name="P183" style:family="paragraph" style:parent-style-name="Standard">
      <style:text-properties style:font-name="Ubuntu" fo:font-size="12pt" fo:font-style="normal" style:text-underline-style="none" fo:font-weight="bold" officeooo:rsid="00571a62" officeooo:paragraph-rsid="00571a62" style:font-size-asian="12pt" style:font-style-asian="normal" style:font-weight-asian="bold" style:font-size-complex="12pt" style:font-style-complex="normal" style:font-weight-complex="bold"/>
    </style:style>
    <style:style style:name="P184" style:family="paragraph" style:parent-style-name="Standard" style:list-style-name="L79">
      <style:text-properties style:font-name="Ubuntu" fo:font-size="12pt" fo:font-style="normal" style:text-underline-style="none" fo:font-weight="bold" officeooo:rsid="00571a62" officeooo:paragraph-rsid="00571a62" style:font-size-asian="12pt" style:font-style-asian="normal" style:font-weight-asian="bold" style:font-size-complex="12pt" style:font-style-complex="normal" style:font-weight-complex="bold"/>
    </style:style>
    <style:style style:name="P185" style:family="paragraph" style:parent-style-name="Standard" style:list-style-name="L80">
      <style:text-properties style:font-name="Ubuntu" fo:font-size="12pt" fo:font-style="normal" style:text-underline-style="none" fo:font-weight="bold" officeooo:rsid="00571a62" officeooo:paragraph-rsid="00571a62" style:font-size-asian="12pt" style:font-style-asian="normal" style:font-weight-asian="bold" style:font-size-complex="12pt" style:font-style-complex="normal" style:font-weight-complex="bold"/>
    </style:style>
    <style:style style:name="P186" style:family="paragraph" style:parent-style-name="Standard">
      <style:text-properties style:font-name="Ubuntu" fo:font-size="12pt" fo:font-style="normal" style:text-underline-style="none" fo:font-weight="bold" officeooo:rsid="00571a62" officeooo:paragraph-rsid="005b87a4" style:font-size-asian="12pt" style:font-style-asian="normal" style:font-weight-asian="bold" style:font-size-complex="12pt" style:font-style-complex="normal" style:font-weight-complex="bold"/>
    </style:style>
    <style:style style:name="P187" style:family="paragraph" style:parent-style-name="Standard" style:list-style-name="L80">
      <style:text-properties style:font-name="Ubuntu" fo:font-size="12pt" fo:font-style="normal" style:text-underline-style="none" fo:font-weight="bold" officeooo:rsid="00584b19" officeooo:paragraph-rsid="00584b19" style:font-size-asian="12pt" style:font-style-asian="normal" style:font-weight-asian="bold" style:font-size-complex="12pt" style:font-style-complex="normal" style:font-weight-complex="bold"/>
    </style:style>
    <style:style style:name="P188" style:family="paragraph" style:parent-style-name="Standard">
      <style:text-properties style:font-name="Ubuntu" fo:font-size="12pt" fo:font-style="normal" style:text-underline-style="none" fo:font-weight="bold" officeooo:rsid="00584b19" officeooo:paragraph-rsid="005b87a4" style:font-size-asian="12pt" style:font-style-asian="normal" style:font-weight-asian="bold" style:font-size-complex="12pt" style:font-style-complex="normal" style:font-weight-complex="bold"/>
    </style:style>
    <style:style style:name="P189" style:family="paragraph" style:parent-style-name="Standard" style:list-style-name="L81">
      <style:text-properties style:font-name="Ubuntu" fo:font-size="12pt" fo:font-style="normal" style:text-underline-style="none" fo:font-weight="bold" officeooo:rsid="0058b7c1" officeooo:paragraph-rsid="0058b7c1" style:font-size-asian="12pt" style:font-style-asian="normal" style:font-weight-asian="bold" style:font-size-complex="12pt" style:font-style-complex="normal" style:font-weight-complex="bold"/>
    </style:style>
    <style:style style:name="P190" style:family="paragraph" style:parent-style-name="Standard" style:list-style-name="L81">
      <style:text-properties style:font-name="Ubuntu" fo:font-size="12pt" fo:font-style="normal" style:text-underline-style="none" fo:font-weight="bold" officeooo:rsid="0059d01a" officeooo:paragraph-rsid="0059d01a" style:font-size-asian="12pt" style:font-style-asian="normal" style:font-weight-asian="bold" style:font-size-complex="12pt" style:font-style-complex="normal" style:font-weight-complex="bold"/>
    </style:style>
    <style:style style:name="P191" style:family="paragraph" style:parent-style-name="Standard">
      <style:text-properties style:font-name="Ubuntu" fo:font-size="12pt" fo:font-style="normal" style:text-underline-style="none" fo:font-weight="bold" officeooo:rsid="0059d01a" officeooo:paragraph-rsid="0059d01a" style:font-size-asian="12pt" style:font-style-asian="normal" style:font-weight-asian="bold" style:font-size-complex="12pt" style:font-style-complex="normal" style:font-weight-complex="bold"/>
    </style:style>
    <style:style style:name="P192" style:family="paragraph" style:parent-style-name="Standard">
      <style:text-properties style:font-name="Ubuntu" fo:font-size="12pt" fo:font-style="normal" style:text-underline-style="none" fo:font-weight="bold" officeooo:rsid="005b87a4" officeooo:paragraph-rsid="005b87a4" style:font-size-asian="12pt" style:font-style-asian="normal" style:font-weight-asian="bold" style:font-size-complex="12pt" style:font-style-complex="normal" style:font-weight-complex="bold"/>
    </style:style>
    <style:style style:name="P193" style:family="paragraph" style:parent-style-name="Standard" style:list-style-name="L82">
      <style:text-properties style:font-name="Ubuntu" fo:font-size="12pt" fo:font-style="normal" style:text-underline-style="none" fo:font-weight="bold" officeooo:rsid="005c3500" officeooo:paragraph-rsid="005c3500" style:font-size-asian="12pt" style:font-style-asian="normal" style:font-weight-asian="bold" style:font-size-complex="12pt" style:font-style-complex="normal" style:font-weight-complex="bold"/>
    </style:style>
    <style:style style:name="P194" style:family="paragraph" style:parent-style-name="Standard" style:list-style-name="L33">
      <style:text-properties style:font-name="Ubuntu" fo:font-size="12pt" fo:font-style="italic" style:text-underline-style="none" fo:font-weight="normal" officeooo:rsid="0021f30a" officeooo:paragraph-rsid="0021f30a" style:font-size-asian="12pt" style:font-style-asian="italic" style:font-weight-asian="normal" style:font-size-complex="12pt" style:font-style-complex="italic" style:font-weight-complex="normal"/>
    </style:style>
    <style:style style:name="P195" style:family="paragraph" style:parent-style-name="Standard" style:list-style-name="L72">
      <style:text-properties style:font-name="Ubuntu" fo:font-size="12pt" fo:font-style="italic" style:text-underline-style="none" fo:font-weight="normal" officeooo:rsid="0047658c" officeooo:paragraph-rsid="0047658c" style:font-size-asian="12pt" style:font-style-asian="italic" style:font-weight-asian="normal" style:font-size-complex="12pt" style:font-style-complex="italic" style:font-weight-complex="normal"/>
    </style:style>
    <style:style style:name="P196" style:family="paragraph" style:parent-style-name="Standard" style:list-style-name="L9">
      <style:paragraph-properties fo:text-align="start" style:justify-single-word="false"/>
      <style:text-properties style:text-underline-style="none" officeooo:paragraph-rsid="00142634"/>
    </style:style>
    <style:style style:name="P197" style:family="paragraph" style:parent-style-name="Standard" style:list-style-name="L12">
      <style:paragraph-properties fo:text-align="start" style:justify-single-word="false"/>
      <style:text-properties style:text-underline-style="none" officeooo:rsid="001610e1" officeooo:paragraph-rsid="001610e1"/>
    </style:style>
    <style:style style:name="T1" style:family="text">
      <style:text-properties fo:color="#d3d3d3" loext:opacity="100%"/>
    </style:style>
    <style:style style:name="T2" style:family="text">
      <style:text-properties officeooo:rsid="000ae62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e62e" style:font-style-asian="italic" style:font-style-complex="italic"/>
    </style:style>
    <style:style style:name="T5" style:family="text">
      <style:text-properties fo:font-style="italic" officeooo:rsid="0016c32f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ae62e" style:font-style-asian="normal" style:font-style-complex="normal"/>
    </style:style>
    <style:style style:name="T9" style:family="text">
      <style:text-properties fo:font-style="normal" officeooo:rsid="00275f97" style:font-style-asian="normal" style:font-style-complex="normal"/>
    </style:style>
    <style:style style:name="T10" style:family="text">
      <style:text-properties officeooo:rsid="000b89f7"/>
    </style:style>
    <style:style style:name="T11" style:family="text">
      <style:text-properties style:font-name="Ubuntu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normal" fo:font-weight="normal" officeooo:rsid="0016c32f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Ubuntu" fo:font-size="12pt" fo:font-style="normal" fo:font-weight="normal" officeooo:rsid="00142634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Ubuntu" fo:font-size="12pt" fo:font-style="normal" fo:font-weight="normal" officeooo:rsid="00127b82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officeooo:rsid="0016c32f"/>
    </style:style>
    <style:style style:name="T17" style:family="text">
      <style:text-properties officeooo:rsid="0021f30a"/>
    </style:style>
    <style:style style:name="T18" style:family="text">
      <style:text-properties officeooo:rsid="00275f97"/>
    </style:style>
    <style:style style:name="T19" style:family="text">
      <style:text-properties officeooo:rsid="002c3cb8"/>
    </style:style>
    <style:style style:name="T20" style:family="text">
      <style:text-properties officeooo:rsid="002d3d8b"/>
    </style:style>
    <style:style style:name="T21" style:family="text">
      <style:text-properties officeooo:rsid="002e2a94"/>
    </style:style>
    <style:style style:name="T22" style:family="text">
      <style:text-properties officeooo:rsid="003393c8"/>
    </style:style>
    <style:style style:name="T23" style:family="text">
      <style:text-properties officeooo:rsid="0036f276"/>
    </style:style>
    <style:style style:name="T24" style:family="text">
      <style:text-properties officeooo:rsid="0037f453"/>
    </style:style>
    <style:style style:name="T25" style:family="text">
      <style:text-properties officeooo:rsid="003ad24b"/>
    </style:style>
    <style:style style:name="T26" style:family="text">
      <style:text-properties officeooo:rsid="003d96c8"/>
    </style:style>
    <style:style style:name="T27" style:family="text">
      <style:text-properties officeooo:rsid="0042569d"/>
    </style:style>
    <style:style style:name="T28" style:family="text">
      <style:text-properties officeooo:rsid="00430763"/>
    </style:style>
    <style:style style:name="T29" style:family="text">
      <style:text-properties officeooo:rsid="0043eb90"/>
    </style:style>
    <style:style style:name="T30" style:family="text">
      <style:text-properties officeooo:rsid="00466cc0"/>
    </style:style>
    <style:style style:name="T31" style:family="text">
      <style:text-properties officeooo:rsid="004e2ab7"/>
    </style:style>
    <style:style style:name="T32" style:family="text">
      <style:text-properties officeooo:rsid="0050002f"/>
    </style:style>
    <style:style style:name="T33" style:family="text">
      <style:text-properties officeooo:rsid="0050a419"/>
    </style:style>
    <style:style style:name="T34" style:family="text">
      <style:text-properties officeooo:rsid="005175ae"/>
    </style:style>
    <style:style style:name="T35" style:family="text">
      <style:text-properties officeooo:rsid="0052de7a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584b19" style:font-weight-asian="normal" style:font-weight-complex="normal"/>
    </style:style>
    <style:style style:name="T38" style:family="text">
      <style:text-properties fo:font-weight="normal" officeooo:rsid="0058b7c1" style:font-weight-asian="normal" style:font-weight-complex="normal"/>
    </style:style>
    <style:style style:name="T39" style:family="text">
      <style:text-properties fo:font-weight="normal" officeooo:rsid="0059d01a" style:font-weight-asian="normal" style:font-weight-complex="normal"/>
    </style:style>
    <style:style style:name="T40" style:family="text">
      <style:text-properties fo:font-weight="normal" officeooo:rsid="005b87a4" style:font-weight-asian="normal" style:font-weight-complex="normal"/>
    </style:style>
    <style:style style:name="T41" style:family="text">
      <style:text-properties fo:font-weight="normal" officeooo:rsid="005c3500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Resumen UT3 CSS</text:p>
      <text:p text:style-name="P85"/>
      <text:p text:style-name="P1">CSS son las siglas de Cascad<text:span text:style-name="T33">e</text:span> Style Sheets, es empleado para definir el aspecto de las páginas HTML y XHTML.</text:p>
      <text:p text:style-name="P1">CSS no es un lenguaje de programación ni un lenguaje de etiquetas, pero el necesario para complementar HTML.</text:p>
      <text:p text:style-name="P1"/>
      <text:p text:style-name="P1">Donde colocar HTML</text:p>
      <text:list xml:id="list488531415" text:style-name="L1">
        <text:list-item>
          <text:p text:style-name="P86">En un archivo independiente con extensión CSS</text:p>
          <text:list>
            <text:list-item>
              <text:p text:style-name="P87">Hemos de utilizar la etiqueta &lt;link <text:span text:style-name="T2">rel=”stylesheet” href=”</text:span><text:span text:style-name="T4">nombrehoja</text:span><text:span text:style-name="T8">.css”</text:span>/&gt;</text:p>
            </text:list-item>
          </text:list>
        </text:list-item>
        <text:list-item>
          <text:p text:style-name="P86">En la cabecera de un documento HTML (dentro del head)</text:p>
        </text:list-item>
        <text:list-item>
          <text:p text:style-name="P87">Dentro de una etiqueta (modifica solo esa etiqueta) <text:span text:style-name="T1">desaconsejado.</text:span></text:p>
        </text:list-item>
      </text:list>
      <text:p text:style-name="P2"/>
      <text:p text:style-name="P3">Funcionamiento básico</text:p>
      <text:list xml:id="list2907369736" text:style-name="L2">
        <text:list-item>
          <text:p text:style-name="P88">Los estilos CSS se aplican mediante reglas, estas están propuestas por:</text:p>
          <text:list>
            <text:list-item>
              <text:p text:style-name="P88">Selectores: <text:span text:style-name="T10">Indica elemento/s a los que se le aplica la regla CSS</text:span></text:p>
            </text:list-item>
            <text:list-item>
              <text:p text:style-name="P88">Declaraciones: <text:span text:style-name="T10">Especifica los estilos que se aplican a los elementos, compuestas por una o más declaraciones.</text:span></text:p>
              <text:list>
                <text:list-item>
                  <text:p text:style-name="P88">Propiedades: <text:span text:style-name="T10">Modifica el aspecto de las características de un elemento.</text:span></text:p>
                </text:list-item>
                <text:list-item>
                  <text:p text:style-name="P88">Valores: <text:span text:style-name="T10">Nuevo valor de la característica a modificar.</text:span></text:p>
                </text:list-item>
              </text:list>
            </text:list-item>
          </text:list>
        </text:list-item>
      </text:list>
      <text:p text:style-name="P4"/>
      <text:p text:style-name="P4">Tipos de etiqueta</text:p>
      <text:list xml:id="list3301228466" text:style-name="L3">
        <text:list-item>
          <text:p text:style-name="P89">block: Generan un asalto de línea por arriba y por abajo, ocupan el 100% de ancho</text:p>
        </text:list-item>
        <text:list-item>
          <text:p text:style-name="P89">inline: No generan salto de línea.</text:p>
        </text:list-item>
      </text:list>
      <text:p text:style-name="P4"/>
      <text:p text:style-name="P4"/>
      <text:p text:style-name="P7">Asignar colores</text:p>
      <text:p text:style-name="P5"/>
      <text:p text:style-name="P5">Hexadecimal</text:p>
      <text:list xml:id="list985208217" text:style-name="L4">
        <text:list-item>
          <text:p text:style-name="P90">Se realiza mediante la expresión #xxyyzz</text:p>
          <text:list>
            <text:list-item>
              <text:p text:style-name="P91">Cada pareja de letras se representa con dos números en hexadecimal.</text:p>
            </text:list-item>
          </text:list>
        </text:list-item>
        <text:list-item>
          <text:p text:style-name="P91">El color negro es #000000 y el blanco # FFFFFF</text:p>
          <text:list>
            <text:list-item>
              <text:p text:style-name="P91">xx es la intensidad de bermellón</text:p>
            </text:list-item>
            <text:list-item>
              <text:p text:style-name="P91">yy es la intensidad de verde</text:p>
            </text:list-item>
            <text:list-item>
              <text:p text:style-name="P91">zz es la intensidad de azul</text:p>
            </text:list-item>
          </text:list>
        </text:list-item>
      </text:list>
      <text:p text:style-name="P6">RGB</text:p>
      <text:list xml:id="list3432324334" text:style-name="L5">
        <text:list-item>
          <text:p text:style-name="P92">Colores primarios basados en la combinación de píxeles de color rojo verde y azul</text:p>
        </text:list-item>
        <text:list-item>
          <text:p text:style-name="P92">Codifican un número del 0 al 255.</text:p>
        </text:list-item>
        <text:list-item>
          <text:p text:style-name="P92">El blanco es (255,255,255) y el negro es (0,0,0)</text:p>
        </text:list-item>
        <text:list-item>
          <text:p text:style-name="P92">Con un cuarto canal (alpha) podemos añadir transparencias.</text:p>
        </text:list-item>
      </text:list>
      <text:p text:style-name="P6"/>
      <text:p text:style-name="P6">Por el nombre</text:p>
      <text:list xml:id="list2183719535" text:style-name="L6">
        <text:list-item>
          <text:p text:style-name="P93">white, blue, black, red, green…</text:p>
        </text:list-item>
      </text:list>
      <text:p text:style-name="P6"/>
      <text:p text:style-name="P6"/>
      <text:p text:style-name="P8">Añadir comentarios</text:p>
      <text:list xml:id="list977536157" text:style-name="L7">
        <text:list-item>
          <text:p text:style-name="P94">Para añadir comentarios en el código, CSS emplea /**<text:span text:style-name="T3"> algo escrito */</text:span></text:p>
        </text:list-item>
      </text:list>
      <text:p text:style-name="P34"/>
      <text:p text:style-name="P34"/>
      <text:p text:style-name="P68">Medida y unidades</text:p>
      <text:p text:style-name="P34"/>
      <text:list xml:id="list682534492" text:style-name="L8">
        <text:list-item>
          <text:p text:style-name="P95">font-size: Regula el tamaño de la fuente y está asociada a una unidad de medida.</text:p>
          <text:list>
            <text:list-item>
              <text:p text:style-name="P95">La herencia hace que el tamaño de la fuente se base en el tamaño de la fuente del body.</text:p>
            </text:list-item>
          </text:list>
        </text:list-item>
        <text:list-item>
          <text:p text:style-name="P95">Las unidades de medida pueden ser absolutas o relativas.</text:p>
          <text:list>
            <text:list-item>
              <text:p text:style-name="P96">Absolutas: </text:p>
              <text:list>
                <text:list-item>
                  <text:p text:style-name="P96">pixeles → px,</text:p>
                </text:list-item>
                <text:list-item>
                  <text:p text:style-name="P96">puntos → pt</text:p>
                </text:list-item>
              </text:list>
            </text:list-item>
            <text:list-item>
              <text:p text:style-name="P96">Relativas: </text:p>
              <text:list>
                <text:list-item>
                  <text:p text:style-name="P97">Al tamaño de fuente → “X veces ” el tamaño de la fuente → em</text:p>
                </text:list-item>
                <text:list-item>
                  <text:p text:style-name="P97">Al tamaño del elemento → %</text:p>
                </text:list-item>
              </text:list>
            </text:list-item>
          </text:list>
        </text:list-item>
        <text:list-item>
          <text:p text:style-name="P97">No se ha de dejar espacio en blanco entre el valor y la unidad.</text:p>
        </text:list-item>
      </text:list>
      <text:p text:style-name="P9"/>
      <text:p text:style-name="P9"/>
      <text:p text:style-name="P69">Selectores</text:p>
      <text:p text:style-name="P9"/>
      <text:list xml:id="list2985262467" text:style-name="L9">
        <text:list-item>
          <text:p text:style-name="P98">Una regla de CSS esta formada por:</text:p>
          <text:list>
            <text:list-item>
              <text:p text:style-name="P196"><text:span text:style-name="T13">S</text:span><text:span text:style-name="T14">elector: </text:span><text:span text:style-name="T13">indica como se ha de hacer</text:span></text:p>
            </text:list-item>
            <text:list-item>
              <text:p text:style-name="P196"><text:span text:style-name="T13">D</text:span><text:span text:style-name="T14">eclaración: </text:span><text:span text:style-name="T13">Indica que ha de hacer.</text:span></text:p>
            </text:list-item>
          </text:list>
        </text:list-item>
        <text:list-item>
          <text:p text:style-name="P99">Una regla puede aplicarse sobre diversos selectores y un mismo selecto<text:span text:style-name="T34">re</text:span>s puede utilizarse en diversas reglas.</text:p>
        </text:list-item>
      </text:list>
      <text:p text:style-name="P10"/>
      <text:p text:style-name="P10">De tipo universal</text:p>
      <text:list xml:id="list1101410863" text:style-name="L10">
        <text:list-item>
          <text:p text:style-name="P100">Selecciona todos los elementos de la página.</text:p>
        </text:list-item>
        <text:list-item>
          <text:p text:style-name="P100">Se escribe usando el carácter “*”</text:p>
        </text:list-item>
      </text:list>
      <text:p text:style-name="P10"/>
      <text:p text:style-name="P10">Tipo etiqueta</text:p>
      <text:list xml:id="list1320326965" text:style-name="L11">
        <text:list-item>
          <text:p text:style-name="P101">Selecciona todos los elementos de la página que tengan la etiqueta del selector.</text:p>
        </text:list-item>
        <text:list-item>
          <text:p text:style-name="P101">Se pueden encadenar selectores separándolos con “,” en la misma declaración.</text:p>
        </text:list-item>
      </text:list>
      <text:p text:style-name="P10"/>
      <text:p text:style-name="P11">De clase</text:p>
      <text:list xml:id="list137387731" text:style-name="L12">
        <text:list-item>
          <text:p text:style-name="P197"><text:span text:style-name="T11">Se ha de escribir la palabra </text:span><text:span text:style-name="T15">class=”nombre”</text:span><text:span text:style-name="T11"> en la etiqueta </text:span><text:span text:style-name="T12">a modificar del HTML</text:span></text:p>
        </text:list-item>
        <text:list-item>
          <text:p text:style-name="P102">En la hoja de CSS se crea una regla con el nombre del atributo de la <text:span text:style-name="T16">clase </text:span>p<text:span text:style-name="T16">r</text:span>ecedi<text:span text:style-name="T16">d</text:span>o por un “.”</text:p>
        </text:list-item>
        <text:list-item>
          <text:p text:style-name="P104">Se puede combinar el selector de tipo y el de clase.</text:p>
        </text:list-item>
      </text:list>
      <text:p text:style-name="P14"/>
      <text:p text:style-name="P14">Selector ID</text:p>
      <text:list xml:id="list1729434664" text:style-name="L13">
        <text:list-item>
          <text:p text:style-name="P105">Un atributo ID no se puede repetir dos veces en la misma página.</text:p>
        </text:list-item>
        <text:list-item>
          <text:p text:style-name="P105">Se emplea para aplicar estilos a un solo elemento de la página.</text:p>
        </text:list-item>
        <text:list-item>
          <text:p text:style-name="P103">Se ha de escribir la palabra <text:span text:style-name="T5">id</text:span><text:span text:style-name="T3">=”nombre”</text:span> en la etiqueta <text:span text:style-name="T16">a modificar del HTML</text:span></text:p>
        </text:list-item>
        <text:list-item>
          <text:p text:style-name="P103">En la hoja de CSS se crea una regla con el nombre del atributo de<text:span text:style-name="T16">l ID </text:span>p<text:span text:style-name="T16">r</text:span>ecedi<text:span text:style-name="T16">d</text:span>o por un<text:span text:style-name="T16">a</text:span> “<text:span text:style-name="T16">#</text:span>”</text:p>
        </text:list-item>
      </text:list>
      <text:p text:style-name="P12"/>
      <text:p text:style-name="P12"/>
      <text:p text:style-name="P70">Jerarquía de etiquetas</text:p>
      <text:p text:style-name="P15"/>
      <text:p text:style-name="P15">Se pueden realizar cambios de estilo con jerarquía de etiquetas</text:p>
      <text:p text:style-name="P15"/>
      <text:p text:style-name="P15">Seleccionar elementos adyacentes</text:p>
      <text:list xml:id="list480290385" text:style-name="L14">
        <text:list-item>
          <text:p text:style-name="P106">Permiten seleccionar elementos declarados a continuación de otros</text:p>
        </text:list-item>
        <text:list-item>
          <text:p text:style-name="P106">Se emplea el símbolo “+” entre los elementos a seleccionar.</text:p>
        </text:list-item>
      </text:list>
      <text:p text:style-name="P15"/>
      <text:p text:style-name="P15">Selección de hijos</text:p>
      <text:list xml:id="list229472239" text:style-name="L15">
        <text:list-item>
          <text:p text:style-name="P107">Afecta a un descendiente directo de una etiqueta.</text:p>
        </text:list-item>
        <text:list-item>
          <text:p text:style-name="P107">Se emplea el símbolo “&gt;” entre los elementos a seleccionar.</text:p>
        </text:list-item>
      </text:list>
      <text:p text:style-name="P15"/>
      <text:p text:style-name="P15">Selección descendente</text:p>
      <text:list xml:id="list2022503847" text:style-name="L16">
        <text:list-item>
          <text:p text:style-name="P108">Se emplea para seleccionar elementos dentro de otros.</text:p>
        </text:list-item>
        <text:list-item>
          <text:p text:style-name="P108">Se escribe un elemento separado por un espacio del otro.</text:p>
        </text:list-item>
      </text:list>
      <text:p text:style-name="P15"/>
      <text:p text:style-name="P15"/>
      <text:p text:style-name="P71">Estilos de texto</text:p>
      <text:p text:style-name="P19"/>
      <text:p text:style-name="P17">font-style</text:p>
      <text:list xml:id="list2238941091" text:style-name="L17">
        <text:list-item>
          <text:p text:style-name="P109">Pone en cursiva sin utiliza el elemento “ i ”</text:p>
          <text:list>
            <text:list-item>
              <text:p text:style-name="P112">italic</text:p>
            </text:list-item>
            <text:list-item>
              <text:p text:style-name="P112">normal</text:p>
            </text:list-item>
            <text:list-item>
              <text:p text:style-name="P112">oblique</text:p>
            </text:list-item>
          </text:list>
        </text:list-item>
      </text:list>
      <text:p text:style-name="P17"/>
      <text:p text:style-name="P17">font-variant</text:p>
      <text:list xml:id="list486373943" text:style-name="L18">
        <text:list-item>
          <text:p text:style-name="P110">Para resaltar una parte del texto</text:p>
          <text:list>
            <text:list-item>
              <text:p text:style-name="P110">normal</text:p>
            </text:list-item>
            <text:list-item>
              <text:p text:style-name="P110">small-caps</text:p>
            </text:list-item>
          </text:list>
        </text:list-item>
      </text:list>
      <text:p text:style-name="P17"/>
      <text:p text:style-name="P17">font-weight</text:p>
      <text:list xml:id="list3208254309" text:style-name="L19">
        <text:list-item>
          <text:p text:style-name="P114">Determina el grosor del trazo de los textos</text:p>
          <text:list>
            <text:list-item>
              <text:p text:style-name="P114">normal, bold, 100, 400…</text:p>
            </text:list-item>
          </text:list>
        </text:list-item>
      </text:list>
      <text:p text:style-name="P17"/>
      <text:p text:style-name="P20">font-size</text:p>
      <text:list xml:id="list1387659202" text:style-name="L20">
        <text:list-item>
          <text:p text:style-name="P113">Determina el tamaño del texto.</text:p>
          <text:list>
            <text:list-item>
              <text:p text:style-name="P115">Medium, small, largue</text:p>
            </text:list-item>
            <text:list-item>
              <text:p text:style-name="P115">px, em, %</text:p>
            </text:list-item>
          </text:list>
        </text:list-item>
      </text:list>
      <text:p text:style-name="P21"/>
      <text:p text:style-name="P16">font-family</text:p>
      <text:p text:style-name="P16">Determina el tipo de letra a utilizar, se ha de cumplir…</text:p>
      <text:list xml:id="list3777486825" text:style-name="L21">
        <text:list-item>
          <text:p text:style-name="P116">La tipografía se ha de llamar exactamente como en la biblioteca del ordenador_cliente.</text:p>
        </text:list-item>
        <text:list-item>
          <text:p text:style-name="P116">Las tipografías han de estar separadas por “,” con o sin espacio.</text:p>
        </text:list-item>
        <text:list-item>
          <text:p text:style-name="P116">Las tipografías que contengan más de una palabra han de ir entre “ ‘ ”</text:p>
        </text:list-item>
        <text:list-item>
          <text:p text:style-name="P111">Hay que ordenar las tipologías por orden ascendente de disponibilidad.</text:p>
        </text:list-item>
      </text:list>
      <text:p text:style-name="P18"/>
      <text:p text:style-name="P72">Alineación y justificación</text:p>
      <text:p text:style-name="P22"/>
      <text:p text:style-name="P22">text-align</text:p>
      <text:list xml:id="list3450881657" text:style-name="L22">
        <text:list-item>
          <text:p text:style-name="P117">Acepta 4 valores: left, right, center y justify.</text:p>
        </text:list-item>
      </text:list>
      <text:p text:style-name="P22"/>
      <text:p text:style-name="P22"><text:span text:style-name="T35">d</text:span>irection</text:p>
      <text:list xml:id="list1294634520" text:style-name="L23">
        <text:list-item>
          <text:p text:style-name="P118">acepta dos valores: rtl y ltr</text:p>
        </text:list-item>
      </text:list>
      <text:p text:style-name="P22"/>
      <text:p text:style-name="P22"/>
      <text:p text:style-name="P73">Espaciado, interlineado y sangrado</text:p>
      <text:p text:style-name="P22"/>
      <text:p text:style-name="P23">letter-spacing</text:p>
      <text:list xml:id="list3266385847" text:style-name="L24">
        <text:list-item>
          <text:p text:style-name="P119">modifica el espacio en blanco entre letras</text:p>
        </text:list-item>
      </text:list>
      <text:p text:style-name="P23"/>
      <text:p text:style-name="P23">word-spacing</text:p>
      <text:list xml:id="list1892297099" text:style-name="L25">
        <text:list-item>
          <text:p text:style-name="P120">Modifica el espacio entre palabras</text:p>
        </text:list-item>
      </text:list>
      <text:p text:style-name="P23"/>
      <text:p text:style-name="P23">text-indent</text:p>
      <text:list xml:id="list343270802" text:style-name="L26">
        <text:list-item>
          <text:p text:style-name="P121">Controla el sangrado de los párrafos</text:p>
        </text:list-item>
      </text:list>
      <text:p text:style-name="P23"/>
      <text:p text:style-name="P23">line-height</text:p>
      <text:list xml:id="list3256292142" text:style-name="L27">
        <text:list-item>
          <text:p text:style-name="P122">Controla el espaciado entre lineas</text:p>
        </text:list-item>
      </text:list>
      <text:p text:style-name="P11"/>
      <text:p text:style-name="P11"/>
      <text:p text:style-name="P62">Mayúsculas, minúsculas, capital</text:p>
      <text:p text:style-name="P24"/>
      <text:p text:style-name="P24">text-transform</text:p>
      <text:list xml:id="list2027731503" text:style-name="L28">
        <text:list-item>
          <text:p text:style-name="P123">Se ocupa de los distintos tipos de letras</text:p>
          <text:list>
            <text:list-item>
              <text:p text:style-name="P123">uppercase: mayúsculas</text:p>
            </text:list-item>
            <text:list-item>
              <text:p text:style-name="P123">lowercase: minúsculas</text:p>
            </text:list-item>
            <text:list-item>
              <text:p text:style-name="P123">capitalice: letra capital</text:p>
            </text:list-item>
          </text:list>
        </text:list-item>
      </text:list>
      <text:p text:style-name="P13"/>
      <text:p text:style-name="P13"/>
      <text:p text:style-name="P66">Decoración de texto</text:p>
      <text:p text:style-name="P25"/>
      <text:p text:style-name="P25">text-decoration</text:p>
      <text:list xml:id="list1530489658" text:style-name="L29">
        <text:list-item>
          <text:p text:style-name="P124">permite poner <text:span text:style-name="T28">L</text:span>ineas en el texto:</text:p>
          <text:list>
            <text:list-item>
              <text:p text:style-name="P124">line-through: <text:span text:style-name="T28">T</text:span>achar texto</text:p>
            </text:list-item>
            <text:list-item>
              <text:p text:style-name="P124">underline: <text:span text:style-name="T28">S</text:span>ubrayado</text:p>
            </text:list-item>
            <text:list-item>
              <text:p text:style-name="P124">overline: <text:span text:style-name="T28">L</text:span>inea sobre el texto</text:p>
            </text:list-item>
            <text:list-item>
              <text:p text:style-name="P124">none: <text:span text:style-name="T28">Sin linea</text:span></text:p>
            </text:list-item>
          </text:list>
        </text:list-item>
      </text:list>
      <text:p text:style-name="P25"/>
      <text:p text:style-name="P26">text-shadow</text:p>
      <text:list xml:id="list281428028" text:style-name="L30">
        <text:list-item>
          <text:p text:style-name="P125">Añade una sombra al texto</text:p>
          <text:list>
            <text:list-item>
              <text:p text:style-name="P125">Hay que añadir una distancia de ejes (x,y) en unidades válidas.</text:p>
            </text:list-item>
          </text:list>
        </text:list-item>
      </text:list>
      <text:p text:style-name="P26"/>
      <text:p text:style-name="P26"/>
      <text:p text:style-name="P63">Estilos de fondo</text:p>
      <text:p text:style-name="P26"/>
      <text:p text:style-name="P26">Permite <text:s/>utilizar imágenes decorativas en elementos de HTML</text:p>
      <text:p text:style-name="P26"/>
      <text:p text:style-name="P26">background-color</text:p>
      <text:list xml:id="list3719885203" text:style-name="L31">
        <text:list-item>
          <text:p text:style-name="P126">Establece un color de fondo</text:p>
        </text:list-item>
      </text:list>
      <text:p text:style-name="P26"/>
      <text:p text:style-name="P26">background-image</text:p>
      <text:list xml:id="list1499903010" text:style-name="L32">
        <text:list-item>
          <text:p text:style-name="P127">indica una ruta o URL de una imagen de fondo.</text:p>
          <text:list>
            <text:list-item>
              <text:p text:style-name="P128">border: aplica un marco a la imagen.</text:p>
            </text:list-item>
            <text:list-item>
              <text:p text:style-name="P128">padding: aplica un margen dentro del elemento</text:p>
            </text:list-item>
            <text:list-item>
              <text:p text:style-name="P128">float: para ubicar la imagen</text:p>
            </text:list-item>
            <text:list-item>
              <text:p text:style-name="P128">margin: aplica un margen fuera del elemento</text:p>
            </text:list-item>
          </text:list>
        </text:list-item>
      </text:list>
      <text:p text:style-name="P26"/>
      <text:p text:style-name="P26"><text:span text:style-name="T17">b</text:span>ac<text:span text:style-name="T17">k</text:span>ground-repeat</text:p>
      <text:list xml:id="list3155928215" text:style-name="L33">
        <text:list-item>
          <text:p text:style-name="P130">Indica en que dirección se ha de repetir la imagen de fondo</text:p>
          <text:list>
            <text:list-item>
              <text:p text:style-name="P194">repeat-x ó y</text:p>
            </text:list-item>
            <text:list-item>
              <text:p text:style-name="P194">no-repeat</text:p>
            </text:list-item>
          </text:list>
        </text:list-item>
      </text:list>
      <text:p text:style-name="P27"/>
      <text:p text:style-name="P27">background-attachment</text:p>
      <text:list xml:id="list3020778017" text:style-name="L34">
        <text:list-item>
          <text:p text:style-name="P131">Define el comportamiento de la imagen cuando el usuario se desplaza por la página: <text:span text:style-name="T3">scroll, fixed e inherit</text:span>.</text:p>
        </text:list-item>
      </text:list>
      <text:p text:style-name="P27"/>
      <text:p text:style-name="P27">background-position</text:p>
      <text:list xml:id="list2401119663" text:style-name="L35">
        <text:list-item>
          <text:p text:style-name="P132">Indica al navegador donde poner la imagen de fondo. Se parte del extremo superior izquierdo.</text:p>
          <text:list>
            <text:list-item>
              <text:p text:style-name="P132">top, right, bottom, left y center</text:p>
            </text:list-item>
            <text:list-item>
              <text:p text:style-name="P132">En pixeles o porcentaje</text:p>
            </text:list-item>
          </text:list>
        </text:list-item>
      </text:list>
      <text:p text:style-name="P27"/>
      <text:p text:style-name="P28">background</text:p>
      <text:list xml:id="list1144657375" text:style-name="L36">
        <text:list-item>
          <text:p text:style-name="P129">Con este comando se pueden poner el resto de propiedades en una sola linea</text:p>
        </text:list-item>
      </text:list>
      <text:p text:style-name="P28"/>
      <text:p text:style-name="P28"/>
      <text:p text:style-name="P64">Estilos de lista</text:p>
      <text:p text:style-name="P28"/>
      <text:p text:style-name="P29">list-style-type</text:p>
      <text:list xml:id="list382296023" text:style-name="L37">
        <text:list-item>
          <text:p text:style-name="P133">Permite definir la apariencia de la viñeta de la lista de cada elemento.</text:p>
          <text:list>
            <text:list-item>
              <text:p text:style-name="P133">disc, circle, decimal, lower-roman…</text:p>
            </text:list-item>
          </text:list>
        </text:list-item>
      </text:list>
      <text:p text:style-name="P29"/>
      <text:p text:style-name="P29">list-style-position</text:p>
      <text:list xml:id="list2454982089" text:style-name="L38">
        <text:list-item>
          <text:p text:style-name="P134">Determina donde se colocaran las viñetas respecto a la posición de la lista</text:p>
          <text:list>
            <text:list-item>
              <text:p text:style-name="P134">inside, outside</text:p>
            </text:list-item>
          </text:list>
        </text:list-item>
      </text:list>
      <text:p text:style-name="P29"/>
      <text:p text:style-name="P29">list-style-image</text:p>
      <text:list xml:id="list4158294822" text:style-name="L39">
        <text:list-item>
          <text:p text:style-name="P135">Asigna una imagen almacenada como URL a la viñeta</text:p>
          <text:list>
            <text:list-item>
              <text:p text:style-name="P135">url (url de la imagen)</text:p>
            </text:list-item>
          </text:list>
        </text:list-item>
      </text:list>
      <text:p text:style-name="P29"/>
      <text:p text:style-name="P29"/>
      <text:p text:style-name="P65">Estilos de enlace</text:p>
      <text:p text:style-name="P30"/>
      <text:p text:style-name="P31">Los enlaces pueden tener cuatro estados representados con una regla CSS. Esa regla esta compuesta por <text:span text:style-name="T18">los estilos que el programador desee.</text:span></text:p>
      <text:p text:style-name="P31"/>
      <text:p text:style-name="P83">etiqueta<text:span text:style-name="T7">:link{ };</text:span></text:p>
      <text:list xml:id="list273475605" text:style-name="L40">
        <text:list-item>
          <text:p text:style-name="P136">Estado por defecto del enlace</text:p>
        </text:list-item>
      </text:list>
      <text:p text:style-name="P25"/>
      <text:p text:style-name="P84">etiqueta<text:span text:style-name="T7">:</text:span><text:span text:style-name="T9">visited</text:span><text:span text:style-name="T7">{ };</text:span></text:p>
      <text:list xml:id="list2389996375" text:style-name="L41">
        <text:list-item>
          <text:p text:style-name="P137">El enlace ya ha sido visitado</text:p>
        </text:list-item>
      </text:list>
      <text:p text:style-name="P32"/>
      <text:p text:style-name="P84">etiqueta<text:span text:style-name="T7">:</text:span><text:span text:style-name="T9">hover</text:span><text:span text:style-name="T7">{ };</text:span></text:p>
      <text:list xml:id="list1321354541" text:style-name="L42">
        <text:list-item>
          <text:p text:style-name="P138">Cuando el puntero está encima del enlace</text:p>
        </text:list-item>
      </text:list>
      <text:p text:style-name="P32"/>
      <text:p text:style-name="P84">etiqueta<text:span text:style-name="T7">:</text:span><text:span text:style-name="T9">focus</text:span><text:span text:style-name="T7">{ };</text:span></text:p>
      <text:list xml:id="list531918061" text:style-name="L43">
        <text:list-item>
          <text:p text:style-name="P139">Cuando el enlace está seleccionado</text:p>
        </text:list-item>
      </text:list>
      <text:p text:style-name="P32"/>
      <text:p text:style-name="P84">etiqueta<text:span text:style-name="T7">:</text:span><text:span text:style-name="T9">active</text:span><text:span text:style-name="T7">{ };</text:span></text:p>
      <text:list xml:id="list1097473113" text:style-name="L44">
        <text:list-item>
          <text:p text:style-name="P140">El enlace es activado</text:p>
        </text:list-item>
      </text:list>
      <text:p text:style-name="P25"/>
      <text:p text:style-name="P25"/>
      <text:p text:style-name="P67">Estilos de tabla</text:p>
      <text:p text:style-name="P32"/>
      <text:p text:style-name="P36">border</text:p>
      <text:list xml:id="list1780392726" text:style-name="L45">
        <text:list-item>
          <text:p text:style-name="P141">Permite definir el ancho, estilo y color del mismo en una sola linea</text:p>
        </text:list-item>
      </text:list>
      <text:p text:style-name="P32"/>
      <text:p text:style-name="P33">border-collapse</text:p>
      <text:list xml:id="list1525576264" text:style-name="L46">
        <text:list-item>
          <text:p text:style-name="P143">Indica si los bordes de la celda están fusionados o no</text:p>
          <text:list>
            <text:list-item>
              <text:p text:style-name="P143">collapse y separated</text:p>
            </text:list-item>
          </text:list>
        </text:list-item>
      </text:list>
      <text:p text:style-name="P33"/>
      <text:p text:style-name="P33">border-sparcing</text:p>
      <text:list xml:id="list1663250229" text:style-name="L47">
        <text:list-item>
          <text:p text:style-name="P144">Determina la distancia entre bordes adyacentes empleando unidades CSS</text:p>
        </text:list-item>
      </text:list>
      <text:p text:style-name="P33"/>
      <text:p text:style-name="P33">caption-side</text:p>
      <text:list xml:id="list2303097398" text:style-name="L48">
        <text:list-item>
          <text:p text:style-name="P145">Determina donde aparecerá el texto del caption</text:p>
          <text:list>
            <text:list-item>
              <text:p text:style-name="P145">top y bottom</text:p>
            </text:list-item>
          </text:list>
        </text:list-item>
      </text:list>
      <text:p text:style-name="P33"/>
      <text:p text:style-name="P33">empty-cells</text:p>
      <text:list xml:id="list1692645740" text:style-name="L49">
        <text:list-item>
          <text:p text:style-name="P146">Indica si las celdas estarán vacías o no</text:p>
          <text:list>
            <text:list-item>
              <text:p text:style-name="P142">show <text:span text:style-name="T29">o</text:span> hide</text:p>
            </text:list-item>
          </text:list>
        </text:list-item>
      </text:list>
      <text:p text:style-name="P33"/>
      <text:p text:style-name="P33">table-layout</text:p>
      <text:list xml:id="list2320461732" text:style-name="L50">
        <text:list-item>
          <text:p text:style-name="P147">tipo de diseño para celdas, filas y columnas</text:p>
          <text:list>
            <text:list-item>
              <text:p text:style-name="P147">auto o fixed</text:p>
            </text:list-item>
          </text:list>
        </text:list-item>
      </text:list>
      <text:p text:style-name="P33"/>
      <text:p text:style-name="P35">vertical-align</text:p>
      <text:list xml:id="list2949887855" text:style-name="L51">
        <text:list-item>
          <text:p text:style-name="P148">Determina la alineación vertical de las celdas de la tabla</text:p>
          <text:list>
            <text:list-item>
              <text:p text:style-name="P148">middle, top y bottom</text:p>
            </text:list-item>
          </text:list>
        </text:list-item>
      </text:list>
      <text:p text:style-name="P33"/>
      <text:p text:style-name="P13"/>
      <text:p text:style-name="P74">Modelo de composición</text:p>
      <text:p text:style-name="P37"/>
      <text:p text:style-name="P37">Muchos elementos ocupan el ancho de la pantalla y fuerzan un salto de linea</text:p>
      <text:p text:style-name="P37"/>
      <text:p text:style-name="P38"><text:span text:style-name="T20">m</text:span>ar<text:span text:style-name="T20">gin</text:span></text:p>
      <text:list xml:id="list3041671961" text:style-name="L52">
        <text:list-item>
          <text:p text:style-name="P149">Se pueden expresar de manera individual o agrupados en una r<text:span text:style-name="T21">e</text:span>gla.</text:p>
        </text:list-item>
        <text:list-item>
          <text:p text:style-name="P149">Se expresan en px o em</text:p>
        </text:list-item>
        <text:list-item>
          <text:p text:style-name="P149">Los elementos en linea no admiten margenes</text:p>
        </text:list-item>
        <text:list-item>
          <text:p text:style-name="P149">Existen margenes automáticos se usa <text:span text:style-name="T3">auto</text:span></text:p>
        </text:list-item>
        <text:list-item>
          <text:p text:style-name="P149">Existen margenes negativos, por lo cual pueden colapsar <text:span text:style-name="T29">los bordes</text:span></text:p>
        </text:list-item>
      </text:list>
      <text:p text:style-name="P38"/>
      <text:p text:style-name="P40">border</text:p>
      <text:list xml:id="list3395528592" text:style-name="L53">
        <text:list-item>
          <text:p text:style-name="P151">Proporciona un borde completo, se puede poner solo el borde deseado con:</text:p>
          <text:list>
            <text:list-item>
              <text:p text:style-name="P151">border-top, border-rigth, border-bottom, border-left</text:p>
            </text:list-item>
          </text:list>
        </text:list-item>
        <text:list-item>
          <text:p text:style-name="P151">border-width: Anchura del borde</text:p>
        </text:list-item>
        <text:list-item>
          <text:p text:style-name="P151">border-style: Tipo de borde, valores</text:p>
          <text:list>
            <text:list-item>
              <text:p text:style-name="P151">dashed, dotted, double, inset, groove, outset, ridge, solid</text:p>
            </text:list-item>
          </text:list>
        </text:list-item>
        <text:list-item>
          <text:p text:style-name="P151">border-color: Indica el color del borde</text:p>
        </text:list-item>
      </text:list>
      <text:p text:style-name="P38"/>
      <text:p text:style-name="P38">padding</text:p>
      <text:list xml:id="list2873946819" text:style-name="L54">
        <text:list-item>
          <text:p text:style-name="P150">Crea espacio entre los margenes y el contenido</text:p>
          <text:list>
            <text:list-item>
              <text:p text:style-name="P150">pading-top, pading-rigth, pading-bottom, pading-left</text:p>
            </text:list-item>
          </text:list>
        </text:list-item>
        <text:list-item>
          <text:p text:style-name="P150">Se comporta como los margenes excepto…</text:p>
          <text:list>
            <text:list-item>
              <text:p text:style-name="P150">No hay valor auto, ni valores negativos, no colapsa</text:p>
            </text:list-item>
            <text:list-item>
              <text:p text:style-name="P150">Los elementos en linea <text:span text:style-name="T19">a</text:span>dmiten padding</text:p>
            </text:list-item>
          </text:list>
        </text:list-item>
      </text:list>
      <text:p text:style-name="P38"/>
      <text:p text:style-name="P41">width y height</text:p>
      <text:list xml:id="list770193964" text:style-name="L55">
        <text:list-item>
          <text:p text:style-name="P152">Comprenden altura y anchura (respectivamente)</text:p>
        </text:list-item>
        <text:list-item>
          <text:p text:style-name="P152">No se pueden aplicar a elementos inline</text:p>
        </text:list-item>
        <text:list-item>
          <text:p text:style-name="P152">Las imágenes pueden usarlos aunque sean inline</text:p>
          <text:list>
            <text:list-item>
              <text:p text:style-name="P152">propiedades min y max</text:p>
            </text:list-item>
          </text:list>
        </text:list-item>
      </text:list>
      <text:p text:style-name="P41"/>
      <text:p text:style-name="P39"/>
      <text:p text:style-name="P75">Modelo de cajas</text:p>
      <text:p text:style-name="P42"/>
      <text:p text:style-name="P43">display</text:p>
      <text:list xml:id="list4035252137" text:style-name="L56">
        <text:list-item>
          <text:p text:style-name="P153">Sirve para cambiar la disposición de los elementos</text:p>
          <text:list>
            <text:list-item>
              <text:p text:style-name="P153">block:Los coloca formando un bloque</text:p>
            </text:list-item>
            <text:list-item>
              <text:p text:style-name="P153">inline: Los pone en linea</text:p>
            </text:list-item>
            <text:list-item>
              <text:p text:style-name="P153">none</text:p>
            </text:list-item>
          </text:list>
        </text:list-item>
      </text:list>
      <text:p text:style-name="P43"/>
      <text:p text:style-name="P43">float</text:p>
      <text:list xml:id="list2114708275" text:style-name="L57">
        <text:list-item>
          <text:p text:style-name="P154">Un elemento no ocupa su total de anchura y el resto de elementos se sitúan alrededor de este.</text:p>
        </text:list-item>
      </text:list>
      <text:p text:style-name="P43"/>
      <text:p text:style-name="P43">clear</text:p>
      <text:list xml:id="list2679195534" text:style-name="L58">
        <text:list-item>
          <text:p text:style-name="P155">Ignora el funcionamiento de float</text:p>
          <text:list>
            <text:list-item>
              <text:p text:style-name="P155">left, right o none</text:p>
            </text:list-item>
          </text:list>
        </text:list-item>
      </text:list>
      <text:p text:style-name="P43"/>
      <text:p text:style-name="P44">También podemos usar background, height, width <text:span text:style-name="T22">y overflow</text:span></text:p>
      <text:p text:style-name="P76">Pseudoclases</text:p>
      <text:p text:style-name="P36"/>
      <text:p text:style-name="P45">Palabras clave añadida a los selectores, indican el estado de los elementos seleccionados</text:p>
      <text:p text:style-name="P45"/>
      <text:p text:style-name="P45">De estado</text:p>
      <text:list xml:id="list2793374120" text:style-name="L59">
        <text:list-item>
          <text:p text:style-name="P156">:link → Da formato a un enlace que no ha sido activado</text:p>
        </text:list-item>
        <text:list-item>
          <text:p text:style-name="P156">:hover → Da formato cuando el puntero está encima del enlace</text:p>
        </text:list-item>
        <text:list-item>
          <text:p text:style-name="P156">:active → Da formato cuando se está activando el enlace</text:p>
        </text:list-item>
        <text:list-item>
          <text:p text:style-name="P156">:visited → Da formato cuando el enlace ya ha sido activado</text:p>
        </text:list-item>
      </text:list>
      <text:p text:style-name="P36"/>
      <text:p text:style-name="P46">De posición</text:p>
      <text:list xml:id="list1275922951" text:style-name="L60">
        <text:list-item>
          <text:p text:style-name="P157">:first-child → <text:span text:style-name="T23">P</text:span>rimer elemento de un grupo de elementos hermanos</text:p>
        </text:list-item>
        <text:list-item>
          <text:p text:style-name="P157">:last-child → Último elemento de un grupo de elementos hermanos</text:p>
        </text:list-item>
        <text:list-item>
          <text:p text:style-name="P157">:<text:span text:style-name="T23">nth-child(n) → (n) elemento de un grupo de elementos hermanos</text:span></text:p>
        </text:list-item>
        <text:list-item>
          <text:p text:style-name="P157">:first-of-type → <text:span text:style-name="T23">Primer elemento de un tipo, de un grupo de elementos hermanos</text:span></text:p>
        </text:list-item>
        <text:list-item>
          <text:p text:style-name="P157">:last-of-type → Ú<text:span text:style-name="T23">ltimo elemento de un tipo, de un grupo de elementos hermanos</text:span></text:p>
        </text:list-item>
      </text:list>
      <text:p text:style-name="P46"/>
      <text:p text:style-name="P46"/>
      <text:p text:style-name="P77">Pseudo elementos</text:p>
      <text:p text:style-name="P47"/>
      <text:p text:style-name="P47">Palabras clave añadidas a los selectores, añaden contenido a un elemento</text:p>
      <text:p text:style-name="P47"/>
      <text:list xml:id="list2691602625" text:style-name="L61">
        <text:list-item>
          <text:p text:style-name="P158">::first-line → <text:span text:style-name="T24">Da formato a la primera linea de texto.</text:span></text:p>
        </text:list-item>
        <text:list-item>
          <text:p text:style-name="P159">::first-letter → Da formato a la primera letra del texto</text:p>
        </text:list-item>
        <text:list-item>
          <text:p text:style-name="P159">::after → Coloca contenido después del elemento</text:p>
        </text:list-item>
        <text:list-item>
          <text:p text:style-name="P159">::before → Coloca contenido antes del elemento</text:p>
        </text:list-item>
        <text:list-item>
          <text:p text:style-name="P159">:: marker → Da formato a los marcadores de una lista</text:p>
        </text:list-item>
        <text:list-item>
          <text:p text:style-name="P159">::selection → Da formato cuando se selecciona un elemento</text:p>
        </text:list-item>
      </text:list>
      <text:p text:style-name="P48"/>
      <text:p text:style-name="P48"/>
      <text:p text:style-name="P78">Herencia de estilos</text:p>
      <text:p text:style-name="P48"/>
      <text:p text:style-name="P49">La her<text:span text:style-name="T29">e</text:span>ncia es un mecanismo por el cual determinadas propiedades de un el elemento padre se transmiten a sus hijos. </text:p>
      <text:p text:style-name="P49">Todos los elementos de <text:span text:style-name="T25">un documento HTML heredan todas las propiedades heredables de su padre (excepto de html que no tiene padre)</text:span></text:p>
      <text:p text:style-name="P47"/>
      <text:list xml:id="list3593338742" text:style-name="L62">
        <text:list-item>
          <text:p text:style-name="P160">El “ * “ es el selector universal, sus reglas se aplican a todos los elementos</text:p>
        </text:list-item>
        <text:list-item>
          <text:p text:style-name="P160">Existe una prioridad a la hora de modificar propiedades</text:p>
          <text:list>
            <text:list-item>
              <text:p text:style-name="P160">Una modificación del atributo style tienen prioridad sobre el elemento &lt;style&gt;</text:p>
            </text:list-item>
            <text:list-item>
              <text:p text:style-name="P160">Una modificación del elemento &lt;style&gt; tiene prioridad sobre una hoja CSS</text:p>
            </text:list-item>
            <text:list-item>
              <text:p text:style-name="P161">La ultima hoja CSS tiene prioridad al modificar un mismo elemento CSS</text:p>
            </text:list-item>
            <text:list-item>
              <text:p text:style-name="P161">La regla más especifica tiene prioridad al modificar un mismo elemento CSS</text:p>
            </text:list-item>
            <text:list-item>
              <text:p text:style-name="P161">En igualdad de prioridades el último estilo tiene la prioridad.</text:p>
            </text:list-item>
          </text:list>
        </text:list-item>
      </text:list>
      <text:p text:style-name="P50"/>
      <text:p text:style-name="P50"/>
      <text:p text:style-name="P79">Cascada de estilos</text:p>
      <text:p text:style-name="P50"/>
      <text:p text:style-name="P50">Mecanismo que controla el resultado final de la aplicación de diversas declaraciones CSS</text:p>
      <text:p text:style-name="P50"/>
      <text:p text:style-name="P51">Importancia</text:p>
      <text:list xml:id="list3387536937" text:style-name="L63">
        <text:list-item>
          <text:p text:style-name="P162">Las declaraciones más nuevas tienen prioridad sobre las antiguas</text:p>
        </text:list-item>
        <text:list-item>
          <text:p text:style-name="P162">Las declaraciones más importantes llevan la palabra clave <text:span text:style-name="T3">!important</text:span></text:p>
        </text:list-item>
        <text:list-item>
          <text:p text:style-name="P162">La directiva <text:span text:style-name="T3">!important</text:span> debe usarse en ocasiones especiales</text:p>
        </text:list-item>
      </text:list>
      <text:p text:style-name="P51"/>
      <text:p text:style-name="P51">Especificidad</text:p>
      <text:list xml:id="list255783932" text:style-name="L64">
        <text:list-item>
          <text:p text:style-name="P163">Determina en caso de conflicto, que regla se ha de usar, <text:span text:style-name="T26">prioridades:</text:span></text:p>
          <text:list>
            <text:list-item>
              <text:p text:style-name="P163">!<text:span text:style-name="T26">important</text:span></text:p>
            </text:list-item>
            <text:list-item>
              <text:p text:style-name="P164">Estilos de línea</text:p>
            </text:list-item>
            <text:list-item>
              <text:p text:style-name="P164">#id</text:p>
            </text:list-item>
            <text:list-item>
              <text:p text:style-name="P164">Clases, atributos, pseudoclases</text:p>
            </text:list-item>
            <text:list-item>
              <text:p text:style-name="P164">Elementos y pseudo elementos</text:p>
            </text:list-item>
            <text:list-item>
              <text:p text:style-name="P164">Selector universal</text:p>
            </text:list-item>
          </text:list>
        </text:list-item>
      </text:list>
      <text:p text:style-name="P51"/>
      <text:p text:style-name="P52">Orden de las fuentes</text:p>
      <text:list xml:id="list897847258" text:style-name="L65">
        <text:list-item>
          <text:p text:style-name="P165">Las ultimas declaraciones anulan a las primeras</text:p>
        </text:list-item>
        <text:list-item>
          <text:p text:style-name="P166">Se recomienda ordenar de alguna manera lógica para hacer comprensible el archivo</text:p>
        </text:list-item>
      </text:list>
      <text:p text:style-name="P53"/>
      <text:p text:style-name="P53"/>
      <text:p text:style-name="P80">Prefijos de navegadores</text:p>
      <text:p text:style-name="P53"/>
      <text:p text:style-name="P53">Cada navegador necesita unos prefijos para propiedades experimentales.</text:p>
      <text:list xml:id="list1227885451" text:style-name="L66">
        <text:list-item>
          <text:p text:style-name="P167">-webkit- : Para chrome,safari y nuevas versiones de opera y firefox</text:p>
        </text:list-item>
        <text:list-item>
          <text:p text:style-name="P167">-moz- : Para navegadores firefox que no sean opera</text:p>
        </text:list-item>
        <text:list-item>
          <text:p text:style-name="P167">-ms- : Para explorer y microsoft edge</text:p>
        </text:list-item>
      </text:list>
      <text:p text:style-name="P53"/>
      <text:p text:style-name="P53"/>
      <text:p text:style-name="P81">Optimización del CSS</text:p>
      <text:p text:style-name="P54"/>
      <text:list xml:id="list1170320141" text:style-name="L67">
        <text:list-item>
          <text:p text:style-name="P168">Minimizar el CSS</text:p>
        </text:list-item>
        <text:list-item>
          <text:p text:style-name="P168">Eliminar reglas duplicadas e innecesarias</text:p>
        </text:list-item>
        <text:list-item>
          <text:p text:style-name="P168">Mantener el orden de las fuentes</text:p>
        </text:list-item>
        <text:list-item>
          <text:p text:style-name="P168">Poner el CSS en la cabecera</text:p>
        </text:list-item>
        <text:list-item>
          <text:p text:style-name="P168">Partir el CSS en varios archivos en caso de ser muy grande</text:p>
        </text:list-item>
        <text:list-item>
          <text:p text:style-name="P168">Agrupar reglas que tengan relación.</text:p>
        </text:list-item>
        <text:list-item>
          <text:p text:style-name="P168">Documentar el código</text:p>
        </text:list-item>
      </text:list>
      <text:p text:style-name="P51"/>
      <text:p text:style-name="P36"/>
      <text:p text:style-name="P81">Resetear el CSS</text:p>
      <text:p text:style-name="P54"/>
      <text:p text:style-name="P54">Para <text:span text:style-name="T27">que no surjan problemas a la hora de aplicar nuestros estilos es recomendable reiniciar el formato. </text:span></text:p>
      <text:list xml:id="list3081534890" text:style-name="L68">
        <text:list-item>
          <text:p text:style-name="P169">Emplear el selector “ * “ </text:p>
        </text:list-item>
        <text:list-item>
          <text:p text:style-name="P169">Poner margin y padding a cero</text:p>
        </text:list-item>
        <text:list-item>
          <text:p text:style-name="P169">Quitar la decoración del texto y bordes</text:p>
        </text:list-item>
      </text:list>
      <text:p text:style-name="P55"/>
      <text:p text:style-name="P82">Características avanzadas</text:p>
      <text:p text:style-name="P56"/>
      <text:p text:style-name="P56">border-radius: <text:span text:style-name="T30">redondea los bordes de una caja</text:span></text:p>
      <text:list xml:id="list2217757772" text:style-name="L69">
        <text:list-item>
          <text:p text:style-name="P170">Los valores se expresan en px</text:p>
          <text:list>
            <text:list-item>
              <text:p text:style-name="P170">Un valor de px da la misma forma a todas las esquinas</text:p>
            </text:list-item>
            <text:list-item>
              <text:p text:style-name="P170">Dos valores se han de separar con “ / “</text:p>
            </text:list-item>
          </text:list>
        </text:list-item>
      </text:list>
      <text:p text:style-name="P57"/>
      <text:p text:style-name="P57">box-shadow: crea sombras para resaltar el elemento, valores</text:p>
      <text:list xml:id="list4002982408" text:style-name="L70">
        <text:list-item>
          <text:p text:style-name="P171">Color</text:p>
        </text:list-item>
        <text:list-item>
          <text:p text:style-name="P171">Desplazamiento vertical u horizontal, pueden ser negativos o positivos</text:p>
        </text:list-item>
        <text:list-item>
          <text:p text:style-name="P171">Difuminación y sombra interna (inset) son opcionales.</text:p>
        </text:list-item>
      </text:list>
      <text:p text:style-name="P57"/>
      <text:p text:style-name="P57">Text-shadow: Crea sombras para resaltar el texto</text:p>
      <text:list xml:id="list66381685" text:style-name="L71">
        <text:list-item>
          <text:p text:style-name="P172">Color</text:p>
        </text:list-item>
        <text:list-item>
          <text:p text:style-name="P172">Desplazamiento vertical u horizontal</text:p>
        </text:list-item>
        <text:list-item>
          <text:p text:style-name="P172">Valor de difuminación</text:p>
        </text:list-item>
      </text:list>
      <text:p text:style-name="P57"/>
      <text:p text:style-name="P57">fon<text:span text:style-name="T32">t</text:span>-face: Permite usar cualquier fuente que necesitemos</text:p>
      <text:list xml:id="list2521736738" text:style-name="L72">
        <text:list-item>
          <text:p text:style-name="P173">se emplea el selector @font-face{...};</text:p>
        </text:list-item>
        <text:list-item>
          <text:p text:style-name="P173">Dentro de los paréntesis ponemos:</text:p>
          <text:list>
            <text:list-item>
              <text:p text:style-name="P173">font-family: ‘<text:span text:style-name="T3">nombreDeLaFuente</text:span>’;</text:p>
            </text:list-item>
            <text:list-item>
              <text:p text:style-name="P195"><text:span text:style-name="T7">src:url(</text:span>‘archivoDeLaFuente .ttf’);</text:p>
            </text:list-item>
          </text:list>
        </text:list-item>
      </text:list>
      <text:p text:style-name="P57"/>
      <text:p text:style-name="P58">linear-gradient: Crea un gradiente lineal</text:p>
      <text:list xml:id="list3502792347" text:style-name="L73">
        <text:list-item>
          <text:p text:style-name="P174">Se aplica a background o background-image</text:p>
        </text:list-item>
        <text:list-item>
          <text:p text:style-name="P174">Atributos:</text:p>
          <text:list>
            <text:list-item>
              <text:p text:style-name="P174">Punto inicial en px, %</text:p>
              <text:list>
                <text:list-item>
                  <text:p text:style-name="P174">top, bottom, left y right</text:p>
                </text:list-item>
              </text:list>
            </text:list-item>
            <text:list-item>
              <text:p text:style-name="P174">Color de inicio y fin del gradiente</text:p>
            </text:list-item>
          </text:list>
        </text:list-item>
      </text:list>
      <text:p text:style-name="P58"/>
      <text:p text:style-name="P58">radial-gradient: Crea un gradiente radial</text:p>
      <text:list xml:id="list2245139932" text:style-name="L74">
        <text:list-item>
          <text:p text:style-name="P175">Se aplica a background o background-image</text:p>
        </text:list-item>
        <text:list-item>
          <text:p text:style-name="P175">Atributos:</text:p>
          <text:list>
            <text:list-item>
              <text:p text:style-name="P176">Punto inicial en px o %</text:p>
              <text:list>
                <text:list-item>
                  <text:p text:style-name="P176">Center, top, bottom,left y right</text:p>
                </text:list-item>
              </text:list>
            </text:list-item>
            <text:list-item>
              <text:p text:style-name="P176">Circulo o elipse</text:p>
            </text:list-item>
            <text:list-item>
              <text:p text:style-name="P176">Color de inicio y fin del gradiente</text:p>
            </text:list-item>
          </text:list>
        </text:list-item>
      </text:list>
      <text:p text:style-name="P58"/>
      <text:p text:style-name="P59">color:rgba → Permite añadir opacidad con un cuarto valor</text:p>
      <text:list xml:id="list4149405182" text:style-name="L75">
        <text:list-item>
          <text:p text:style-name="P177">El cuarto valor (opacidad) varía entre 0 y 1</text:p>
        </text:list-item>
      </text:list>
      <text:p text:style-name="P57"/>
      <text:p text:style-name="P59">border-image: Crea un borde personalizado a una imagen</text:p>
      <text:list xml:id="list330336903" text:style-name="L76">
        <text:list-item>
          <text:p text:style-name="P178">url(<text:span text:style-name="T3">imagen.algo</text:span>) un entero y repeat / round / strech</text:p>
        </text:list-item>
      </text:list>
      <text:p text:style-name="P59"/>
      <text:p text:style-name="P60"><text:span text:style-name="T32">t</text:span>ransform: <text:span text:style-name="T32">V</text:span>a precedido d<text:span text:style-name="T32">e</text:span>l prefijo de navegador</text:p>
      <text:list xml:id="list2945140510" text:style-name="L77">
        <text:list-item>
          <text:p text:style-name="P179">scale(0.5); Lo escala al 50% de su medida</text:p>
        </text:list-item>
        <text:list-item>
          <text:p text:style-name="P179">rotate(X deg); Lo gira x grados</text:p>
        </text:list-item>
        <text:list-item>
          <text:p text:style-name="P179">skew(X deg); lo inclina x grados</text:p>
        </text:list-item>
      </text:list>
      <text:p text:style-name="P60"/>
      <text:p text:style-name="P61">transition: V<text:span text:style-name="T31">a precedido d</text:span>e<text:span text:style-name="T31">l prefijo de navegador</text:span></text:p>
      <text:list xml:id="list3686309216" text:style-name="L78">
        <text:list-item>
          <text:p text:style-name="P180">-moz-transform 1s ease 0,5s</text:p>
        </text:list-item>
      </text:list>
      <text:p text:style-name="P61"/>
      <text:p text:style-name="P182">Flex</text:p>
      <text:p text:style-name="P183"><text:span text:style-name="T36"/></text:p>
      <text:p text:style-name="P183"><text:span text:style-name="T36">Permite controlar las propiedades de los elementos que contiene una etiqueta</text:span></text:p>
      <text:list xml:id="list2885522090" text:style-name="L79">
        <text:list-item>
          <text:p text:style-name="P184"><text:span text:style-name="T36">Contenedor flex: tiene la propiedad </text:span><text:span text:style-name="T6">display:flex </text:span></text:p>
        </text:list-item>
        <text:list-item>
          <text:p text:style-name="P184"><text:span text:style-name="T36">Elementos flexibles: Están dentro del contenedor y pueden ser modificados</text:span></text:p>
        </text:list-item>
      </text:list>
      <text:p text:style-name="P183"><text:span text:style-name="T36"/></text:p>
      <text:p text:style-name="P186"><text:span text:style-name="T36">justify-content: </text:span><text:span text:style-name="T40">A</text:span><text:span text:style-name="T36">linea horizontalmente los elementos flexibles</text:span></text:p>
      <text:list xml:id="list2046090118" text:style-name="L80">
        <text:list-item>
          <text:p text:style-name="P185"><text:span text:style-name="T36">flex-start: Sitúa los elementos al principio </text:span><text:span text:style-name="T38">(</text:span><text:span text:style-name="T39">izquierda</text:span><text:span text:style-name="T38">)</text:span></text:p>
        </text:list-item>
        <text:list-item>
          <text:p text:style-name="P185"><text:span text:style-name="T36">flex-end: Sitúa elementos al final </text:span><text:span text:style-name="T38">(</text:span><text:span text:style-name="T39">derecha</text:span><text:span text:style-name="T38">)</text:span></text:p>
        </text:list-item>
        <text:list-item>
          <text:p text:style-name="P187"><text:span text:style-name="T36">center: Centra los elementos horizontalmente.</text:span></text:p>
        </text:list-item>
        <text:list-item>
          <text:p text:style-name="P185"><text:span text:style-name="T36">space-between: </text:span><text:span text:style-name="T37">Pone</text:span><text:span text:style-name="T36"> el primer y el último elemento a los bordes, resto centrados</text:span></text:p>
        </text:list-item>
        <text:list-item>
          <text:p text:style-name="P187"><text:span text:style-name="T36">space-around: Reparte el espacio entre los elementos ignora la distancia bordes</text:span></text:p>
        </text:list-item>
        <text:list-item>
          <text:p text:style-name="P187"><text:span text:style-name="T36">space-evenly: Deja el mismo espacio entre todos los elementos y bordes</text:span></text:p>
        </text:list-item>
      </text:list>
      <text:p text:style-name="P183"><text:span text:style-name="T36"/></text:p>
      <text:p text:style-name="P188"><text:span text:style-name="T36">align-items: </text:span><text:span text:style-name="T40">A</text:span><text:span text:style-name="T36">linea verticalmente los elementos flexibles</text:span></text:p>
      <text:list xml:id="list2855069091" text:style-name="L81">
        <text:list-item>
          <text:p text:style-name="P189"><text:span text:style-name="T36">flex-start: Sitúa los elementos </text:span><text:span text:style-name="T39">arriba</text:span></text:p>
        </text:list-item>
        <text:list-item>
          <text:p text:style-name="P190"><text:span text:style-name="T36">flex-end: Sitúa los elementos abajo</text:span></text:p>
        </text:list-item>
        <text:list-item>
          <text:p text:style-name="P190"><text:span text:style-name="T36">center: Centra los elementos verticalmente.</text:span></text:p>
        </text:list-item>
        <text:list-item>
          <text:p text:style-name="P190"><text:span text:style-name="T36">Strech: Los elementos se hacen de la altura del contenedor, sin tamaño definido.</text:span></text:p>
        </text:list-item>
        <text:list-item>
          <text:p text:style-name="P190"><text:span text:style-name="T36">baseline: Los elementos se alinean en relación a la primera linea de texto.</text:span></text:p>
        </text:list-item>
      </text:list>
      <text:p text:style-name="P191"><text:span text:style-name="T36"/></text:p>
      <text:p text:style-name="P192"><text:span text:style-name="T41">f</text:span><text:span text:style-name="T36">lex-direction: Alinea por filas o columnas</text:span></text:p>
      <text:list xml:id="list1493776747" text:style-name="L82">
        <text:list-item>
          <text:p text:style-name="P193"><text:span text:style-name="T36">row: alinea los elementos en fila de izquierda a derecha</text:span></text:p>
        </text:list-item>
        <text:list-item>
          <text:p text:style-name="P193"><text:span text:style-name="T36">row-reverse: alinea los elementos en fila de derecha a izquierda</text:span></text:p>
        </text:list-item>
        <text:list-item>
          <text:p text:style-name="P193"><text:span text:style-name="T36">column: Alinea los elementos en columnas de arriba a abajo</text:span></text:p>
        </text:list-item>
        <text:list-item>
          <text:p text:style-name="P193"><text:span text:style-name="T36">column-reverse: Alinea los elementos en columnas de abajo a arriba</text:span></text:p>
        </text:list-item>
      </text:list>
      <text:p text:style-name="P183"><text:span text:style-name="T36"/></text:p>
      <text:p text:style-name="P183"><text:span text:style-name="T36"/></text:p>
      <text:p text:style-name="P183"><text:span text:style-name="T3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09:04.986261448</meta:creation-date>
    <dc:date>2025-02-26T13:04:11.095906800</dc:date>
    <meta:editing-duration>PT4H18M44S</meta:editing-duration>
    <meta:editing-cycles>47</meta:editing-cycles>
    <meta:generator>LibreOffice/7.3.7.2$Linux_X86_64 LibreOffice_project/30$Build-2</meta:generator>
    <meta:document-statistic meta:table-count="0" meta:image-count="0" meta:object-count="0" meta:page-count="11" meta:paragraph-count="360" meta:word-count="2582" meta:character-count="14665" meta:non-whitespace-character-count="12681"/>
  </office:meta>
</office:document-meta>
</file>